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10.052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1.736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667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4" number:language="uk" number:country="UA">
      <number:number number:decimal-places="2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0.035cm solid #bfbfbf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4">
      <style:table-cell-properties fo:border-bottom="0.141cm solid #cc071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cc071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35cm solid #bfbfbf" fo:background-color="#000000" style:diagonal-bl-tr="none" style:diagonal-tl-br="none" fo:border-left="none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0.035cm solid #bfbfbf" fo:background-color="#000000" style:diagonal-bl-tr="none" style:diagonal-tl-br="none" fo:border-left="0.035cm solid #ffffff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wrap" fo:border-left="0.035cm solid #bfbfbf" style:direction="ltr" fo:border-right="0.035cm solid #000000" style:rotation-angle="0" style:rotation-align="none" style:shrink-to-fit="false" fo:border-top="0.035cm solid #bfbfbf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000000" style:diagonal-bl-tr="none" style:diagonal-tl-br="none" fo:border-left="0.035cm solid #ffffff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Excel_20_Built-in_20_Normal">
      <style:table-cell-properties fo:border-bottom="0.141cm solid #cc071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cc071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wrap" fo:border-left="0.035cm solid #000000" style:direction="ltr" fo:border-right="0.035cm solid #bfbfbf" style:rotation-angle="0" style:rotation-align="none" style:shrink-to-fit="false" fo:border-top="0.035cm solid #bfbfbf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bfbfbf" fo:background-color="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0.035cm solid #fffff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fo:border-left="0.035cm solid #bfbfb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round" draw:fill="solid" draw:fill-color="#ffffe1" draw:auto-grow-height="true" draw:auto-grow-width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round" draw:fill="solid" draw:fill-color="#ffffe1" draw:auto-grow-height="true" draw:auto-grow-width="false" fo:max-width="12cm" fo:min-height="0.0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1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t started&quot;;&quot;Started&quot;;&quot;Test&quot;;&quot;Done&quot;;&quot;Postponed&quot;;&quot;Rejected&quot;;&quot;In progress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21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/>
          <table:table-cell table:style-name="ce3" office:value-type="string" table:number-columns-spanned="8" table:number-rows-spanned="1">
            <text:p>Группа № 18 Демченко, Шепитько, Сметанкин, Орлов.</text:p>
          </table:table-cell>
          <table:covered-table-cell table:number-columns-repeated="7" table:style-name="ce1"/>
          <table:table-cell table:style-name="ce22"/>
          <table:table-cell table:style-name="ce1"/>
          <table:table-cell table:number-columns-repeated="1013"/>
        </table:table-row>
        <table:table-row table:style-name="ro2">
          <table:table-cell table:style-name="ce1"/>
          <table:table-cell table:style-name="ce4" office:value-type="string" table:number-columns-spanned="5" table:number-rows-spanned="1">
            <text:p>PROJECT BACKLOG</text:p>
          </table:table-cell>
          <table:covered-table-cell table:number-columns-repeated="4" table:style-name="ce4"/>
          <table:table-cell table:style-name="ce14" office:value-type="string" table:number-columns-spanned="3" table:number-rows-spanned="1">
            <text:p># PRJ-PM113</text:p>
          </table:table-cell>
          <table:covered-table-cell table:number-columns-repeated="2" table:style-name="ce14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/>
          <table:table-cell table:style-name="ce5" office:value-type="string" table:number-columns-spanned="5" table:number-rows-spanned="1">
            <text:p>Project Name</text:p>
          </table:table-cell>
          <table:covered-table-cell table:number-columns-repeated="4" table:style-name="ce5"/>
          <table:table-cell table:style-name="ce15" office:value-type="string" table:number-columns-spanned="3" table:number-rows-spanned="1">
            <text:p>AS OF YYYY-MM-DD</text:p>
          </table:table-cell>
          <table:covered-table-cell table:number-columns-repeated="2" table:style-name="ce15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/>
          <table:table-cell table:style-name="ce6" table:number-columns-repeated="5"/>
          <table:table-cell table:style-name="ce16" table:number-columns-repeated="2"/>
          <table:table-cell table:style-name="ce19"/>
          <table:table-cell table:style-name="ce16"/>
          <table:table-cell table:style-name="ce1"/>
          <table:table-cell table:number-columns-repeated="1013"/>
        </table:table-row>
        <table:table-row table:style-name="ro4">
          <table:table-cell table:style-name="ce1"/>
          <table:table-cell table:style-name="ce7" office:value-type="string">
            <office:annotation draw:style-name="gr1" draw:text-style-name="P1" svg:width="15.006cm" svg:height="2.355cm" svg:x="2.06cm" svg:y="3.96cm" draw:caption-point-x="-0.482cm" draw:caption-point-y="-0.682cm">
              <dc:date>2014-04-02T00:00:00</dc:date>
              <text:p text:style-name="P1">Note:</text:p>
              <text:p text:style-name="P1">Unique ID</text:p>
            </office:annotation>
            <text:p>В пункте меню "Личный кабинет" нажать "Мои курсы" выбрать интересующий курс и нажать "Оценить" справа от названия курса, после чего откроется страница для выставления рейтинговых оценок по категориям, оценив курс по данным критериям нажать "ОК"</text:p>
          </table:table-cell>
          <table:table-cell table:style-name="ce9" office:value-type="string">
            <office:annotation draw:style-name="gr2" draw:text-style-name="P1" svg:width="23.207cm" svg:height="1.386cm" svg:x="3.874cm" svg:y="3.96cm" draw:caption-point-x="-0.482cm" draw:caption-point-y="-0.682cm">
              <dc:date>2014-04-02T00:00:00</dc:date>
              <text:p text:style-name="P1">Note:</text:p>
              <text:p text:style-name="P1">Importance. High = more importance. Used only for sorting in priority order. (1-5)</text:p>
              <text:p text:style-name="P1">Only product owner is allowed to set this.</text:p>
            </office:annotation>
            <text:p>Imp</text:p>
          </table:table-cell>
          <table:table-cell table:style-name="ce9" office:value-type="string">
            <text:p>Iteration</text:p>
          </table:table-cell>
          <table:table-cell table:style-name="ce9" office:value-type="string">
            <text:p>Status</text:p>
          </table:table-cell>
          <table:table-cell table:style-name="ce12" office:value-type="string">
            <text:p>Name</text:p>
          </table:table-cell>
          <table:table-cell table:style-name="ce9" office:value-type="string">
            <text:p>How to demo / Notes</text:p>
          </table:table-cell>
          <table:table-cell table:style-name="ce9" office:value-type="string">
            <office:annotation draw:style-name="gr2" draw:text-style-name="P1" svg:width="13.779cm" svg:height="1.386cm" svg:x="30.149cm" svg:y="3.96cm" draw:caption-point-x="-0.482cm" draw:caption-point-y="-0.682cm">
              <dc:date>2014-04-02T00:00:00</dc:date>
              <text:p text:style-name="P1">Note:</text:p>
              <text:p text:style-name="P1">Relative size of this story. </text:p>
              <text:p text:style-name="P1">Only the team is allowed to set this.</text:p>
            </office:annotation>
            <text:p>Estimate</text:p>
          </table:table-cell>
          <table:table-cell table:style-name="ce20" office:value-type="string">
            <text:p>Comments</text:p>
          </table:table-cell>
          <table:table-cell table:style-name="ce23"/>
          <table:table-cell table:style-name="ce1" table:number-columns-repeated="1014"/>
        </table:table-row>
        <table:table-row table:style-name="ro5">
          <table:table-cell table:style-name="ce2"/>
          <table:table-cell table:style-name="ce8" office:value-type="float" office:value="1">
            <text:p>1</text:p>
          </table:table-cell>
          <table:table-cell table:style-name="ce10" office:value-type="float" office:value="90">
            <text:p>9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незарегистрированный пользователь, хочу зарегистрироватся</text:p>
          </table:table-cell>
          <table:table-cell table:style-name="ce17" office:value-type="string">
            <text:p>На главной странице <text:s/>в правом верхнем углу находится кнопка "зарегистрироваться", при нажатии ни нее появляется страница регистрации, которая имеет пять полей ввода данных: Фамилия;Имя;Элетктронная почта; Телефон; Паспортные данные в свободной форме(паспортные данные необходимы для оформления страхования).Пользователь нажимает на кнопку с надписью "Поехали", подтверждая регистрацию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>
          <table:table-cell table:style-name="ce2"/>
          <table:table-cell table:style-name="ce8" office:value-type="float" office:value="2">
            <text:p>2</text:p>
          </table:table-cell>
          <table:table-cell table:style-name="ce10" office:value-type="float" office:value="90">
            <text:p>9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зарегестрированный пользователь, хочу авторизироваться</text:p>
          </table:table-cell>
          <table:table-cell table:style-name="ce17" office:value-type="string">
            <text:p>На главной странице <text:s text:c="2"/>находится кнопка "войти", при нажатии ни нее открывается страница ввода логина и пароля, при вводе действительного логина и пароля производится вход на сайт(в верхней правой части появляется ваше имя), при недействительном логине и\или пароле открывается форма для повторного запроса логина и пароля заново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7">
          <table:table-cell table:style-name="ce2"/>
          <table:table-cell table:style-name="ce8" office:value-type="float" office:value="3">
            <text:p>3</text:p>
          </table:table-cell>
          <table:table-cell table:style-name="ce10" office:value-type="float" office:value="80">
            <text:p>8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пользователь хочу осуществлять поиск товара по сайту</text:p>
          </table:table-cell>
          <table:table-cell table:style-name="ce17" office:value-type="string">
            <text:p>На каждой странице находится поле для тексттового ввода "поиск товара", где можно произвести ввод слова, которое мы хотим найти.Поиск производится по одному слову, среди названий товаров, представленных на сайте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5">
          <table:table-cell table:style-name="ce2"/>
          <table:table-cell table:style-name="ce8" office:value-type="float" office:value="4">
            <text:p>4</text:p>
          </table:table-cell>
          <table:table-cell table:style-name="ce10" office:value-type="float" office:value="60">
            <text:p>6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пользователь хочу осуществлять просмотр товара на сайте</text:p>
          </table:table-cell>
          <table:table-cell table:style-name="ce17" office:value-type="string">
            <text:p>На главной странице в пункте “меню” можно выбрать интересующую категорию товара, и из этого списка выбрать и нтересующий товар,и кликнуть по изображению левой кнопкой мышки. Откроется страница с описанием товара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>
          <table:table-cell table:style-name="ce2"/>
          <table:table-cell table:style-name="ce8" office:value-type="float" office:value="5">
            <text:p>5</text:p>
          </table:table-cell>
          <table:table-cell table:style-name="ce10" office:value-type="float" office:value="40">
            <text:p>4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<text:s/>зарегистрированный пользователь хочу управлять корзиной заказов</text:p>
          </table:table-cell>
          <table:table-cell table:style-name="ce17" office:value-type="string">
            <text:p>Со страницы просмотра товара, при нажатии на кнопку "добавить в корзину" <text:s/>мы попадаем на страницу управления корзиной заказов. При нажатии на кнопку "перейти к оплате", попадаем на страницу выбора метода оплаты.И производим оплату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8">
          <table:table-cell table:style-name="ce2"/>
          <table:table-cell table:style-name="ce8" office:value-type="float" office:value="6">
            <text:p>6</text:p>
          </table:table-cell>
          <table:table-cell table:style-name="ce10" office:value-type="float" office:value="40">
            <text:p>4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диспетчер хочу администрировать данные системы</text:p>
          </table:table-cell>
          <table:table-cell table:style-name="ce17" office:value-type="string">
            <text:p>Диспетчер производит администрирование данных системы с целью построения отчётов и учёта материальных ценностей <text:s/>на отдельной странице, для этого он нажимает кнопку "построить отчёт", выбирая в поле ввода необходимые колонки, которые нужно будет отобразить.Для учёта материальных ценностей диспетчеру необходимо нажать на кнопку "Учёт материальных ценностей", которая переадресует на страницу с данными о материальных ценностях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>
          <table:table-cell table:style-name="ce2"/>
          <table:table-cell table:style-name="ce8" office:value-type="float" office:value="7">
            <text:p>7</text:p>
          </table:table-cell>
          <table:table-cell table:style-name="ce10" office:value-type="float" office:value="30">
            <text:p>3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служба доставки хочу получить данные о заказе</text:p>
          </table:table-cell>
          <table:table-cell table:style-name="ce17" office:value-type="string">
            <text:p>Для получения данных о заказе служба доставки авторизируется и попадает на страницу, на которой ведётся учёт данных о текущих заказах, с возможностью отметки выполненния доставки заказов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 table:number-rows-repeated="3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9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6">
          <table:table-cell table:style-name="ce2"/>
          <table:table-cell table:style-name="ce8"/>
          <table:table-cell table:style-name="ce10"/>
          <table:table-cell table:style-name="ce8"/>
          <table:table-cell table:style-name="ce1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uk" number:country="UA">
      <number:number number:min-integer-digits="1"/>
    </number:number-style>
    <number:number-style style:name="N8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6P0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08P0"/>
    </number:number-style>
    <number:number-style style:name="N8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09P0"/>
    </number:number-style>
    <number:date-style style:name="N8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2" number:language="uk" number:country="UA">
      <number:day number:style="long"/>
      <number:text>.</number:text>
      <number:month number:textual="true"/>
    </number:date-style>
    <number:date-style style:name="N8113" number:language="uk" number:country="UA">
      <number:month number:textual="true"/>
      <number:text>.</number:text>
      <number:year/>
    </number:date-style>
    <number:time-style style:name="N8114" number:language="uk" number:country="UA">
      <number:hours/>
      <number:text>:</number:text>
      <number:minutes number:style="long"/>
      <number:text> </number:text>
      <number:am-pm/>
    </number:time-style>
    <number:time-style style:name="N8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uk" number:country="UA">
      <number:hours/>
      <number:text>:</number:text>
      <number:minutes number:style="long"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8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19P0"/>
    </number:number-style>
    <number:number-style style:name="N8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0P0"/>
    </number:number-style>
    <number:number-style style:name="N8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1P0"/>
    </number:number-style>
    <number:number-style style:name="N8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23P2" style:volatile="true" number:language="uk" number:country="UA">
      <number:text> -         </number:text>
    </number:number-style>
    <number:text-style style:name="N8123" number:language="uk" number:country="UA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24P2" style:volatile="true" number:language="uk" number:country="UA">
      <number:text> - грн. </number:text>
    </number:number-style>
    <number:text-style style:name="N8124" number:language="uk" number:country="UA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25" number:language="uk" number:country="UA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26" number:language="uk" number:country="UA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uk" number:country="UA">
      <number:minutes number:style="long"/>
      <number:text>:</number:text>
      <number:seconds number:style="long"/>
    </number:time-style>
    <number:time-style style:name="N8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uk" number:country="UA">
      <number:minutes number:style="long"/>
      <number:text>:</number:text>
      <number:seconds number:style="long" number:decimal-places="1"/>
    </number:time-style>
    <number:number-style style:name="N8130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2/04/2014</text:date>, <text:time>22:12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2T22:12:18.66</dc:date>
    <meta:generator>OpenOffice/4.0.1$Win32 OpenOffice.org_project/401m5$Build-9714</meta:generator>
    <meta:editing-duration>PT22M3S</meta:editing-duration>
    <meta:editing-cycles>1</meta:editing-cycles>
    <meta:document-statistic meta:table-count="3" meta:cell-count="48" meta:object-count="0"/>
  </office:meta>
</office:document-meta>
</file>